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KUNA Tokenomics</text:p>
      <text:p text:style-name="Standard"/>
      <text:p text:style-name="Standard">1. General Information</text:p>
      <text:p text:style-name="Standard"/>
      <text:p text:style-name="Standard">Token Name: KUNA</text:p>
      <text:p text:style-name="Standard">Ticker: $KUNA</text:p>
      <text:p text:style-name="Standard">Contract Address: EQBQXCBAUjvoSehSt1XjH88KooOmvEHfKdSmQq1cQoiDm3Io</text:p>
      <text:p text:style-name="Standard">Total Supply: 1,000,000,000 $KUNA</text:p>
      <text:p text:style-name="Standard">Effective Supply after Burn: 900,000,000 $KUNA</text:p>
      <text:p text:style-name="Standard">Blockchain: TON</text:p>
      <text:p text:style-name="Standard">Token Type: Utility / Community</text:p>
      <text:p text:style-name="Standard">Project: @ProjektKovanica</text:p>
      <text:p text:style-name="Standard"/>
      <text:p text:style-name="P1">2. Token Allocation</text:p>
      <text:p text:style-name="P1">Category<text:tab/>Share<text:tab/>Tokens<text:tab/>Description</text:p>
      <text:p text:style-name="P1">Presale<text:tab/>20%<text:tab/>200,000,000<text:tab/>Initial sale for fundraising and liquidity creation.</text:p>
      <text:p text:style-name="P1">Tap Mining<text:tab/>10%<text:tab/>100,000,000<text:tab/>Rewards distributed through an interactive mining bot and user growth campaigns.</text:p>
      <text:p text:style-name="P1">Community / Airdrop<text:tab/>10%<text:tab/>100,000,000<text:tab/>Referral rewards, quests, marketing campaigns, and early supporter programs.</text:p>
      <text:p text:style-name="P1">Burn Pool<text:tab/>10%<text:tab/>100,000,000<text:tab/>Deflationary mechanism to reduce supply and strengthen token value.</text:p>
      <text:p text:style-name="P1">Liquidity Pool<text:tab/>25%<text:tab/>250,000,000<text:tab/>Ensures price stability through DEX liquidity (e.g. STON.fi).</text:p>
      <text:p text:style-name="P1">Team &amp; Founders<text:tab/>10%<text:tab/>100,000,000<text:tab/>24–36 month vesting period for long-term stability and investor security.</text:p>
      <text:p text:style-name="P1">Treasury / DAO<text:tab/>10%<text:tab/>100,000,000<text:tab/>Future development, grants, and decentralized governance.</text:p>
      <text:p text:style-name="P1">Partnerships / Advisors<text:tab/>5%<text:tab/>50,000,000<text:tab/>Strategic partnerships, collaborations, and ecosystem expansion.</text:p>
      <text:p text:style-name="Standard"><text:span text:style-name="T1">Total (after burn)<text:tab/>100%<text:tab/>900,000,000</text:span><text:tab/></text:p>
      <text:p text:style-name="Standard"/>
      <text:p text:style-name="Standard">3. Deflationary Mechanism</text:p>
      <text:p text:style-name="Standard"/>
      <text:p text:style-name="Standard">To preserve long-term value and prevent oversupply, KUNA implements a transparent deflationary model:</text:p>
      <text:p text:style-name="Standard"/>
      <text:p text:style-name="Standard">Initial Burn:</text:p>
      <text:p text:style-name="Standard">Upon launch, 100,000,000 $KUNA were permanently burned from the Community/Airdrop pool.</text:p>
      <text:p text:style-name="Standard">The effective supply after burn is 900,000,000 $KUNA.</text:p>
      <text:p text:style-name="Standard"/>
      <text:p text:style-name="Standard">Transaction Burn Fee:</text:p>
      <text:p text:style-name="Standard">Each ecosystem transaction applies a 0.5% fee, automatically sent to a public burn address.</text:p>
      <text:p text:style-name="Standard">This creates gradual and organic reduction of supply through user activity.</text:p>
      <text:p text:style-name="Standard"/>
      <text:p text:style-name="Standard">Transparency:</text:p>
      <text:p text:style-name="Standard">The burn address is public and verifiable at all times.</text:p>
      <text:p text:style-name="Standard"/>
      <text:p text:style-name="Standard">Goal: to maintain sustainable reduction of circulating supply under controlled deflationary pressure — without relying on additional “event burns”.</text:p>
      <text:p text:style-name="Standard"/>
      <text:p text:style-name="Standard">4. Staking Program — KUNA Power Pool</text:p>
      <text:p text:style-name="Standard"/>
      <text:p text:style-name="Standard">KUNA Power Pool encourages holder loyalty and market stability through staking rewards.</text:p>
      <text:p text:style-name="Standard">Reward Source: Treasury/DAO fund and part of Tap Mining rewards</text:p>
      <text:p text:style-name="Standard">Lock Period: flexible (30 / 90 / 180 days)</text:p>
      <text:p text:style-name="Standard">Rewards: longer lock period = higher APY</text:p>
      <text:p text:style-name="Standard">Reinvest Option: automatic reinvestment of rewards</text:p>
      <text:p text:style-name="Standard"><text:soft-page-break/>Anti-Dump Protection: early unstake fee discourages short-term speculation</text:p>
      <text:p text:style-name="Standard"/>
      <text:p text:style-name="Standard">NFT Holder Bonus: extra yield via the upcoming KUNA NFT Miner</text:p>
      <text:p text:style-name="Standard"/>
      <text:p text:style-name="Standard">Objective: reward long-term stakers, reduce circulation, and promote a sustainable market.</text:p>
      <text:p text:style-name="Standard"/>
      <text:p text:style-name="Standard">5. Project Mission and Vision</text:p>
      <text:p text:style-name="Standard"/>
      <text:p text:style-name="Standard">@ProjektKovanica is more than a Web3 experiment — it is a movement bridging tradition and innovation. Its focus lies in the TON ecosystem, built on: fast and scalable blockchain infrastructure, open tools for building and experimentation, decentralized, community-driven development.</text:p>
      <text:p text:style-name="Standard"/>
      <text:p text:style-name="Standard">Through Tap Mining, staking, and a carefully designed tokenomic structure, the goal is to inspire users to engage, learn, and create within the blockchain environment.</text:p>
      <text:p text:style-name="Standard"/>
      <text:p text:style-name="Standard">6. Why $KUNA?</text:p>
      <text:p text:style-name="Standard"/>
      <text:p text:style-name="Standard">$KUNA is not just another token — it’s a nostalgic tribute to Croatia’s former currency, the HRK, symbolizing an era that shaped everyday life.</text:p>
      <text:p text:style-name="Standard"/>
      <text:p text:style-name="Standard">Project Philosophy:</text:p>
      <text:p text:style-name="Standard">Old name. New technology. Community at the core.</text:p>
      <text:p text:style-name="Standard"/>
      <text:p text:style-name="Standard">The TON blockchain was chosen for its speed, advanced development tools, and strong community support.</text:p>
      <text:p text:style-name="Standard">KUNA serves as a bridge between the traditional and the digital — between what once was and what is yet to come.</text:p>
      <text:p text:style-name="Standard"/>
      <text:p text:style-name="Standard">7. Legal and Marketing Disclaimer</text:p>
      <text:p text:style-name="Standard"/>
      <text:p text:style-name="Standard">KUNA is not a financial instrument nor investment advice.</text:p>
      <text:p text:style-name="Standard">It does not guarantee profits or returns.</text:p>
      <text:p text:style-name="Standard">It represents a digital symbol for a community eager to learn, build, and contribute to blockchain culture.</text:p>
      <text:p text:style-name="Standard"/>
      <text:p text:style-name="Standard">Investing in $KUNA is entirely at one’s own risk.</text:p>
      <text:p text:style-name="Standard">The project’s goal is not to promise miracles, but to build a meaningful and sustainable ecosystem.</text:p>
      <text:p text:style-name="Standard"/>
      <text:p text:style-name="Standard">8. Summary</text:p>
      <text:p text:style-name="Standard"/>
      <text:p text:style-name="Standard">Deflationary model with an embedded 0.5% transaction fee</text:p>
      <text:p text:style-name="Standard">Clear and fair token distribution</text:p>
      <text:p text:style-name="Standard">Focus on the TON ecosystem and user education</text:p>
      <text:p text:style-name="Standard">Staking and NFT mechanisms as added community value</text:p>
      <text:p text:style-name="Standard">A fusion of nostalgic identity and modern innova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r" fo:country="H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06:33:28.718258600</meta:creation-date>
    <meta:print-date>2025-10-14T06:36:46.174689700</meta:print-date>
    <meta:printed-by>PDF datoteke</meta:printed-by>
    <dc:date>2025-10-14T06:42:24.916225300</dc:date>
    <meta:editing-duration>PT2M20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62" meta:word-count="562" meta:character-count="3918" meta:non-whitespace-character-count="3413"/>
  </office:meta>
</office:document-meta>
</file>